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Liberation Sans" style:font-name-asian="DejaVu Sans" style:font-name-complex="FreeSans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transparent"/>
    </style:style>
    <style:style style:name="ce8" style:family="table-cell" style:parent-style-name="Default" style:data-style-name="N37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>
            <text:p>Atividade </text:p>
          </table:table-cell>
          <table:table-cell table:style-name="ce1" office:value-type="string" calcext:value-type="string">
            <text:p>Data de Início</text:p>
          </table:table-cell>
          <table:table-cell table:style-name="ce1" office:value-type="string" calcext:value-type="string">
            <text:p>Data Término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Desenvolvimento do escopo</text:p>
          </table:table-cell>
          <table:table-cell office:value-type="date" office:date-value="2018-04-06" calcext:value-type="date">
            <text:p>06/04/18</text:p>
          </table:table-cell>
          <table:table-cell office:value-type="date" office:date-value="2018-04-13" calcext:value-type="date">
            <text:p>13/04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nalise e desenvolvimento do layout do sistema</text:p>
          </table:table-cell>
          <table:table-cell office:value-type="date" office:date-value="2018-04-13" calcext:value-type="date">
            <text:p>13/04/18</text:p>
          </table:table-cell>
          <table:table-cell office:value-type="date" office:date-value="2018-04-20" calcext:value-type="date">
            <text:p>20/04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senvolvimento do JSP/html não funcional do sistema</text:p>
          </table:table-cell>
          <table:table-cell office:value-type="date" office:date-value="2018-04-20" calcext:value-type="date">
            <text:p>20/04/18</text:p>
          </table:table-cell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AVALIAÇÃO 1º BIMESTRE</text:p>
          </table:table-cell>
          <table:table-cell table:number-columns-repeated="2" table:style-name="ce8" office:value-type="date" office:date-value="2018-04-27" calcext:value-type="date">
            <text:p>27/04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senvolvimento da lista dos clientes</text:p>
          </table:table-cell>
          <table:table-cell office:value-type="date" office:date-value="2018-04-27" calcext:value-type="date">
            <text:p>27/04/18</text:p>
          </table:table-cell>
          <table:table-cell office:value-type="date" office:date-value="2018-05-10" calcext:value-type="date">
            <text:p>10/05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senvolvimento da lista de cadastro das uvas</text:p>
          </table:table-cell>
          <table:table-cell office:value-type="date" office:date-value="2018-05-10" calcext:value-type="date">
            <text:p>10/05/18</text:p>
          </table:table-cell>
          <table:table-cell office:value-type="date" office:date-value="2018-05-17" calcext:value-type="date">
            <text:p>17/05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senvolvimento da lista de cadastro dos clientes</text:p>
          </table:table-cell>
          <table:table-cell office:value-type="date" office:date-value="2018-05-17" calcext:value-type="date">
            <text:p>17/05/18</text:p>
          </table:table-cell>
          <table:table-cell office:value-type="date" office:date-value="2018-05-24" calcext:value-type="date">
            <text:p>24/05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elhorias no JSP/HTML</text:p>
          </table:table-cell>
          <table:table-cell office:value-type="date" office:date-value="2018-05-24" calcext:value-type="date">
            <text:p>24/05/18</text:p>
          </table:table-cell>
          <table:table-cell office:value-type="date" office:date-value="2018-06-08" calcext:value-type="date">
            <text:p>08/06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AVALIAÇÃO PARCIAL </text:p>
          </table:table-cell>
          <table:table-cell table:number-columns-repeated="2" table:style-name="ce8" office:value-type="date" office:date-value="2018-06-08" calcext:value-type="date">
            <text:p>08/06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senvolvimento do formulário dos clientes</text:p>
          </table:table-cell>
          <table:table-cell office:value-type="date" office:date-value="2018-06-08" calcext:value-type="date">
            <text:p>08/06/18</text:p>
          </table:table-cell>
          <table:table-cell office:value-type="date" office:date-value="2018-06-15" calcext:value-type="date">
            <text:p>15/06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Desenvolvimento do formulário uvas</text:p>
          </table:table-cell>
          <table:table-cell office:value-type="date" office:date-value="2018-06-15" calcext:value-type="date">
            <text:p>15/06/18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Desenvolvimento da lista de cadastro dos tipos de vinho</text:p>
          </table:table-cell>
          <table:table-cell office:value-type="date" office:date-value="2018-06-22" calcext:value-type="date">
            <text:p>22/06/18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4" office:value-type="string" calcext:value-type="string">
            <text:p>Ajustes no cronograma, cadastros e listas</text:p>
          </table:table-cell>
          <table:table-cell office:value-type="date" office:date-value="2018-06-29" calcext:value-type="date">
            <text:p>29/06/18</text:p>
          </table:table-cell>
          <table:table-cell office:value-type="date" office:date-value="2018-07-06" calcext:value-type="date">
            <text:p>06/07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AVALIAÇÃO DO 2 BIMESTRE</text:p>
          </table:table-cell>
          <table:table-cell table:number-columns-repeated="2" table:style-name="ce8" office:value-type="date" office:date-value="2018-07-06" calcext:value-type="date">
            <text:p>06/07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evisão/melhoria da interface</text:p>
          </table:table-cell>
          <table:table-cell office:value-type="date" office:date-value="2018-07-06" calcext:value-type="date">
            <text:p>06/07/18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senvolvimento de relatório</text:p>
          </table:table-cell>
          <table:table-cell office:value-type="date" office:date-value="2018-08-17" calcext:value-type="date">
            <text:p>17/08/18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AVALIAÇÃO PARCIAL</text:p>
          </table:table-cell>
          <table:table-cell table:number-columns-repeated="2" table:style-name="ce8" office:value-type="date" office:date-value="2018-08-31" calcext:value-type="date">
            <text:p>31/08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justes do sistema 1</text:p>
          </table:table-cell>
          <table:table-cell office:value-type="date" office:date-value="2018-08-31" calcext:value-type="date">
            <text:p>31/08/18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es do sistema 1</text:p>
          </table:table-cell>
          <table:table-cell office:value-type="date" office:date-value="2018-09-14" calcext:value-type="date">
            <text:p>14/09/18</text:p>
          </table:table-cell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justes do sistema 2</text:p>
          </table:table-cell>
          <table:table-cell office:value-type="date" office:date-value="2018-09-21" calcext:value-type="date">
            <text:p>21/09/18</text:p>
          </table:table-cell>
          <table:table-cell office:value-type="date" office:date-value="2018-09-28" calcext:value-type="date">
            <text:p>28/09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estes do sistema 2</text:p>
          </table:table-cell>
          <table:table-cell office:value-type="date" office:date-value="2018-09-28" calcext:value-type="date">
            <text:p>28/09/18</text:p>
          </table:table-cell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AVALIAÇÃO DO 3 BIMESTRE</text:p>
          </table:table-cell>
          <table:table-cell table:number-columns-repeated="2" table:style-name="ce8" office:value-type="date" office:date-value="2018-09-05" calcext:value-type="date">
            <text:p>05/09/18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inamento do sistema/ Implementação da cadastro venda</text:p>
          </table:table-cell>
          <table:table-cell table:style-name="ce9" office:value-type="date" office:date-value="2018-09-05" calcext:value-type="date">
            <text:p>05/09/18</text:p>
          </table:table-cell>
          <table:table-cell table:style-name="ce9" office:value-type="date" office:date-value="2018-11-09" calcext:value-type="date">
            <text:p>09/11/18</text:p>
          </table:table-cell>
          <table:table-cell/>
        </table:table-row>
        <table:table-row table:style-name="ro1">
          <table:table-cell table:style-name="Default" office:value-type="string" calcext:value-type="string">
            <text:p>Testes e ajustes para entrega do sistema final ½</text:p>
          </table:table-cell>
          <table:table-cell table:style-name="ce9" office:value-type="date" office:date-value="2018-11-09" calcext:value-type="date">
            <text:p>09/11/18</text:p>
          </table:table-cell>
          <table:table-cell table:style-name="ce9" office:value-type="date" office:date-value="2018-11-30" calcext:value-type="date">
            <text:p>30/11/18</text:p>
          </table:table-cell>
          <table:table-cell/>
        </table:table-row>
        <table:table-row table:style-name="ro1">
          <table:table-cell table:style-name="ce5" office:value-type="string" calcext:value-type="string">
            <text:p>APRESENTAÇÃO COLETIVA</text:p>
          </table:table-cell>
          <table:table-cell table:number-columns-repeated="2" table:style-name="ce10" office:value-type="date" office:date-value="2018-11-30" calcext:value-type="date">
            <text:p>30/11/18</text:p>
          </table:table-cell>
          <table:table-cell/>
        </table:table-row>
        <table:table-row table:style-name="ro1">
          <table:table-cell table:style-name="Default" office:value-type="string" calcext:value-type="string">
            <text:p>Testes e ajustes para entrega do sistema final 2/2</text:p>
          </table:table-cell>
          <table:table-cell table:style-name="ce9" office:value-type="date" office:date-value="2018-11-30" calcext:value-type="date">
            <text:p>30/11/18</text:p>
          </table:table-cell>
          <table:table-cell table:style-name="ce9" office:value-type="date" office:date-value="2018-11-07" calcext:value-type="date">
            <text:p>07/11/18</text:p>
          </table:table-cell>
          <table:table-cell/>
        </table:table-row>
        <table:table-row table:style-name="ro1">
          <table:table-cell table:style-name="ce6" office:value-type="string" calcext:value-type="string">
            <text:p>AVALIAÇÃO 4º BIMESTRE</text:p>
          </table:table-cell>
          <table:table-cell table:number-columns-repeated="2" table:style-name="ce11" office:value-type="date" office:date-value="2018-11-07" calcext:value-type="date">
            <text:p>07/11/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6:27:15.99920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1:55:23.816469112</meta:creation-date>
    <dc:date>2018-11-08T16:30:10.733476612</dc:date>
    <meta:editing-duration>PT9M44S</meta:editing-duration>
    <meta:editing-cycles>4</meta:editing-cycles>
    <meta:generator>LibreOffice/6.0.6.2$Linux_X86_64 LibreOffice_project/00m0$Build-2</meta:generator>
    <meta:document-statistic meta:table-count="1" meta:cell-count="106" meta:object-count="0"/>
  </office:meta>
</office:document-meta>
</file>